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7.408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3.829cm"/>
    </style:style>
    <style:style style:name="co16" style:family="table-column">
      <style:table-column-properties fo:break-before="auto" style:column-width="5.017cm"/>
    </style:style>
    <style:style style:name="co17" style:family="table-column">
      <style:table-column-properties fo:break-before="auto" style:column-width="4.228cm"/>
    </style:style>
    <style:style style:name="co18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office:value-type="string">
            <text:p>/Semaine de partiel/</text:p>
          </table:table-cell>
          <table:table-cell table:number-columns-repeated="2" office:value-type="string">
            <text:p>Suite d'écriture du code </text:p>
          </table:table-cell>
          <table:table-cell table:number-columns-repeated="6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office:value-type="string">
            <text:p>(Mise en forme des étapes principales)</text:p>
          </table:table-cell>
          <table:table-cell/>
          <table:table-cell office:value-type="string">
            <text:p>(SIS et arbre ET/OU)</text:p>
          </table:table-cell>
          <table:table-cell office:value-type="string">
            <text:p>(Arbre ET/OU sans coupe )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3"/>
          <table:table-cell office:value-type="string">
            <text:p>Recherche documentair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3"/>
          <table:table-cell office:value-type="string">
            <text:p>Lecture de document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4"/>
          <table:table-cell office:value-type="string">
            <text:p>Rédaction du carnet de bord final</text:p>
          </table:table-cell>
          <table:table-cell table:number-columns-repeated="4"/>
          <table:table-cell office:value-type="string">
            <text:p>Finalisation code</text:p>
          </table:table-cell>
          <table:table-cell office:value-type="string">
            <text:p>Finalisation rapport</text:p>
          </table:table-cell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29/03/2021</text:date>, <text:time>16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9T16:16:08.18</dc:date>
    <meta:generator>OpenOffice/4.1.3$Win32 OpenOffice.org_project/413m1$Build-9783</meta:generator>
    <meta:editing-duration>PT18H9M24S</meta:editing-duration>
    <meta:editing-cycles>13</meta:editing-cycles>
    <meta:document-statistic meta:table-count="1" meta:cell-count="55" meta:object-count="0"/>
  </office:meta>
</office:document-meta>
</file>